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56d59c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 style:list-style-name="L1">
      <style:paragraph-properties fo:margin-top="0cm" fo:margin-bottom="0.499cm" style:contextual-spacing="false" fo:line-height="150%"/>
      <style:text-properties officeooo:rsid="0057d1be" officeooo:paragraph-rsid="0057d1be"/>
    </style:style>
    <style:style style:name="P4" style:family="paragraph" style:parent-style-name="Text_20_body" style:list-style-name="L2"/>
    <style:style style:name="T1" style:family="text">
      <style:text-properties officeooo:rsid="0056d59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57f4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Psalm 134:1-2) / <text:span text:style-name="Strong_20_Emphasis">Opening prayer</text:span> (<text:span text:style-name="T1">Jesse Walz</text:span>)</text:p>
      <text:p text:style-name="P2"><text:span text:style-name="Strong_20_Emphasis">Praise</text:span>: <text:span text:style-name="Emphasis">All People That On Earth Do Dwell (Rej 53)</text:span></text:p>
      <text:p text:style-name="P2"><text:span text:style-name="Strong_20_Emphasis">Bible Reading</text:span>: Isaiah 55:1-9 (Callum H)</text:p>
      <text:p text:style-name="P2"><text:span text:style-name="Strong_20_Emphasis">Sunday School </text:span><text:span text:style-name="Strong_20_Emphasis"><text:span text:style-name="T2">(Mia L, Shi Ya B)</text:span></text:span></text:p>
      <text:p text:style-name="P1"><text:span text:style-name="Strong_20_Emphasis">Praise: </text:span><text:span text:style-name="Strong_20_Emphasis"><text:span text:style-name="T3">Come, O Fount Of Every Blessing (Rej 382)</text:span></text:span></text:p>
      <text:p text:style-name="P1"><text:span text:style-name="Strong_20_Emphasis">Announcements</text:span> (<text:span text:style-name="T1">John A</text:span>)</text:p>
      <text:list text:style-name="L1">
        <text:list-item>
          <text:p text:style-name="P3">Welcome to Jesse Walz, Bec and family</text:p>
        </text:list-item>
        <text:list-item>
          <text:p text:style-name="P3">Trivia Lunch August 17th</text:p>
        </text:list-item>
      </text:list>
      <text:p text:style-name="P2"><text:span text:style-name="Strong_20_Emphasis">Prayer for the church and the world</text:span>  (<text:span text:style-name="T1">Jesse W</text:span>)</text:p>
      <text:p text:style-name="P2"><text:span text:style-name="Strong_20_Emphasis">Praise</text:span>: <text:span text:style-name="Emphasis">Lord, Be My Vision (Rej 419) </text:span><text:span text:style-name="Emphasis"><text:span text:style-name="T4">(Offering)</text:span></text:span></text:p>
      <text:p text:style-name="P1"><text:span text:style-name="Strong_20_Emphasis">Bible reading</text:span>: Matthew 22:1-14 (JW)</text:p>
      <text:p text:style-name="P1"><text:span text:style-name="Strong_20_Emphasis">Sermon</text:span>: “A GLORIOUS INVITATION” (JW)</text:p>
      <text:p text:style-name="P2"><text:span text:style-name="Strong_20_Emphasis">Praise</text:span>: <text:span text:style-name="Emphasis">And Can it Be (Rej 400)</text:span></text:p>
      <text:p text:style-name="P2"><text:span text:style-name="Strong_20_Emphasis">The Lord’s Supper</text:span></text:p>
      <text:p text:style-name="P2"><text:span text:style-name="Strong_20_Emphasis">Praise</text:span>: <text:span text:style-name="Emphasis">Blessed Assurance (Rej 574)</text:span></text:p>
      <text:p text:style-name="P2"><text:span text:style-name="Strong_20_Emphasis">Benediction</text:span> (<text:span text:style-name="T1">Jesse W</text:span>)</text:p>
      <text:p text:style-name="Text_20_body"><text:span text:style-name="Strong_20_Emphasis"/></text:p>
      <text:p text:style-name="Text_20_body"><text:span text:style-name="Strong_20_Emphasis">Sermon Outline</text:span></text:p>
      <text:p text:style-name="Text_20_body">“A GLORIOUS INVITATION”   (Matthew 22:1-14)</text:p>
      <text:p text:style-name="Text_20_body"/>
      <text:p text:style-name="Text_20_body">Introduction</text:p>
      <text:list text:style-name="L2">
        <text:list-item>
          <text:p text:style-name="P4">Hear the Warning</text:p>
        </text:list-item>
        <text:list-item>
          <text:p text:style-name="P4">Accept the Call</text:p>
        </text:list-item>
        <text:list-item>
          <text:p text:style-name="P4">Dress for the Occasion</text:p>
        </text:list-item>
      </text:list>
      <text:p text:style-name="Text_20_body">Conclu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4f60a"/>
    </style:style>
    <style:style style:name="MT2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3rd</text:span> <text:span text:style-name="MT1">August</text:span><text:span text:style-name="MT2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5-08-02T20:17:23.267106269</dc:date>
    <meta:editing-duration>PT6H53M9S</meta:editing-duration>
    <meta:editing-cycles>51</meta:editing-cycles>
    <meta:generator>LibreOffice/25.2.5.2$Linux_X86_64 LibreOffice_project/fb4792146257752f54eab576deb869869b108571</meta:generator>
    <meta:print-date>2024-02-03T21:06:33.278074986</meta:print-date>
    <meta:document-statistic meta:table-count="0" meta:image-count="0" meta:object-count="0" meta:page-count="1" meta:paragraph-count="24" meta:word-count="131" meta:character-count="753" meta:non-whitespace-character-count="648"/>
  </office:meta>
</office:document-meta>
</file>